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7.969cm"/>
    </style:style>
    <style:style style:name="co5" style:family="table-column">
      <style:table-column-properties fo:break-before="auto" style:column-width="4.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8"/>
    <style:style style:name="ce4" style:family="table-cell" style:parent-style-name="Default" style:data-style-name="N118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9"/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3"/>
        <table:table-column table:style-name="co4" table:default-cell-style-name="ce1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string">
            <text:p>Durchgang</text:p>
          </table:table-cell>
          <table:table-cell table:style-name="ce2" office:value-type="string">
            <text:p>Height </text:p>
          </table:table-cell>
          <table:table-cell table:style-name="ce2" office:value-type="string">
            <text:p>Width</text:p>
          </table:table-cell>
          <table:table-cell office:value-type="string">
            <text:p>h/w</text:p>
          </table:table-cell>
          <table:table-cell office:value-type="string">
            <text:p>h*w</text:p>
          </table:table-cell>
          <table:table-cell table:style-name="Default" office:value-type="string">
            <text:p>Loss</text:p>
          </table:table-cell>
          <table:table-cell table:style-name="Default" office:value-type="string">
            <text:p>Acc</text:p>
          </table:table-cell>
          <table:table-cell office:value-type="string">
            <text:p>Ergebnis</text:p>
          </table:table-cell>
          <table:table-cell office:value-type="string">
            <text:p>Durchschnitt Loss</text:p>
          </table:table-cell>
          <table:table-cell office:value-type="string">
            <text:p>Durchschnitt Acc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60">
            <text:p>60</text:p>
          </table:table-cell>
          <table:table-cell table:formula="of:=[.B3]/[.C3]" office:value-type="float" office:value="1">
            <text:p>1</text:p>
          </table:table-cell>
          <table:table-cell table:formula="of:=[.B3]*[.C3]" office:value-type="float" office:value="3600">
            <text:p>3600</text:p>
          </table:table-cell>
          <table:table-cell office:value-type="float" office:value="0.0135649745832779">
            <text:p>0,013564974583277900</text:p>
          </table:table-cell>
          <table:table-cell office:value-type="float" office:value="0.995833337306976">
            <text:p>0,995833337306976000</text:p>
          </table:table-cell>
          <table:table-cell table:style-name="ce5" office:value-type="string">
            <text:p>[0,013564974583277944, 0,9958333373069763]</text:p>
          </table:table-cell>
          <table:table-cell table:style-name="ce3" table:formula="of:=SUM([.F3:.F12])/10" office:value-type="float" office:value="0.0308394757896804">
            <text:p>0,030839475789680400</text:p>
          </table:table-cell>
          <table:table-cell table:style-name="ce6" table:formula="of:=SUM([.G3:.G12])/10" office:value-type="float" office:value="0.990125004947185">
            <text:p>0,99012500494718500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60">
            <text:p>60</text:p>
          </table:table-cell>
          <table:table-cell table:formula="of:=[.B4]/[.C4]" office:value-type="float" office:value="1">
            <text:p>1</text:p>
          </table:table-cell>
          <table:table-cell table:formula="of:=[.B4]*[.C4]" office:value-type="float" office:value="3600">
            <text:p>3600</text:p>
          </table:table-cell>
          <table:table-cell office:value-type="float" office:value="0.0192885576538174">
            <text:p>0,019288557653817400</text:p>
          </table:table-cell>
          <table:table-cell office:value-type="float" office:value="0.995000004768372">
            <text:p>0,995000004768372000</text:p>
          </table:table-cell>
          <table:table-cell office:value-type="string">
            <text:p>[0,019288557653817408, 0,9950000047683716]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60">
            <text:p>60</text:p>
          </table:table-cell>
          <table:table-cell table:formula="of:=[.B5]/[.C5]" office:value-type="float" office:value="1">
            <text:p>1</text:p>
          </table:table-cell>
          <table:table-cell table:formula="of:=[.B5]*[.C5]" office:value-type="float" office:value="3600">
            <text:p>3600</text:p>
          </table:table-cell>
          <table:table-cell office:value-type="float" office:value="0.0198427492636256">
            <text:p>0,019842749263625600</text:p>
          </table:table-cell>
          <table:table-cell office:value-type="float" office:value="0.993333339691162">
            <text:p>0,993333339691162000</text:p>
          </table:table-cell>
          <table:table-cell office:value-type="string">
            <text:p>[0,019842749263625593, 0,9933333396911621]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60">
            <text:p>60</text:p>
          </table:table-cell>
          <table:table-cell table:formula="of:=[.B6]/[.C6]" office:value-type="float" office:value="1">
            <text:p>1</text:p>
          </table:table-cell>
          <table:table-cell table:formula="of:=[.B6]*[.C6]" office:value-type="float" office:value="3600">
            <text:p>3600</text:p>
          </table:table-cell>
          <table:table-cell office:value-type="float" office:value="0.0172331930836663">
            <text:p>0,017233193083666300</text:p>
          </table:table-cell>
          <table:table-cell office:value-type="float" office:value="0.994583338499069">
            <text:p>0,994583338499069000</text:p>
          </table:table-cell>
          <table:table-cell office:value-type="string">
            <text:p>[0,017233193083666266, 0,9945833384990692]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60">
            <text:p>60</text:p>
          </table:table-cell>
          <table:table-cell table:formula="of:=[.B7]/[.C7]" office:value-type="float" office:value="1">
            <text:p>1</text:p>
          </table:table-cell>
          <table:table-cell table:formula="of:=[.B7]*[.C7]" office:value-type="float" office:value="3600">
            <text:p>3600</text:p>
          </table:table-cell>
          <table:table-cell office:value-type="float" office:value="0.0393854075926356">
            <text:p>0,039385407592635600</text:p>
          </table:table-cell>
          <table:table-cell office:value-type="float" office:value="0.987916675209999">
            <text:p>0,987916675209999000</text:p>
          </table:table-cell>
          <table:table-cell office:value-type="string">
            <text:p>[0,039385407592635605, 0,987916675209999]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60">
            <text:p>60</text:p>
          </table:table-cell>
          <table:table-cell table:formula="of:=[.B8]/[.C8]" office:value-type="float" office:value="1">
            <text:p>1</text:p>
          </table:table-cell>
          <table:table-cell table:formula="of:=[.B8]*[.C8]" office:value-type="float" office:value="3600">
            <text:p>3600</text:p>
          </table:table-cell>
          <table:table-cell office:value-type="float" office:value="0.073183570522815">
            <text:p>0,073183570522815000</text:p>
          </table:table-cell>
          <table:table-cell office:value-type="float" office:value="0.966666662693024">
            <text:p>0,966666662693024000</text:p>
          </table:table-cell>
          <table:table-cell office:value-type="string">
            <text:p>[0,07318357052281499, 0,9666666626930237]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60">
            <text:p>60</text:p>
          </table:table-cell>
          <table:table-cell table:formula="of:=[.B9]/[.C9]" office:value-type="float" office:value="1">
            <text:p>1</text:p>
          </table:table-cell>
          <table:table-cell table:formula="of:=[.B9]*[.C9]" office:value-type="float" office:value="3600">
            <text:p>3600</text:p>
          </table:table-cell>
          <table:table-cell office:value-type="float" office:value="0.0357683744579845">
            <text:p>0,035768374457984500</text:p>
          </table:table-cell>
          <table:table-cell office:value-type="float" office:value="0.99291667342186">
            <text:p>0,992916673421860000</text:p>
          </table:table-cell>
          <table:table-cell office:value-type="string">
            <text:p>[0,03576837445798446, 0,9929166734218597]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60">
            <text:p>60</text:p>
          </table:table-cell>
          <table:table-cell table:formula="of:=[.B10]/[.C10]" office:value-type="float" office:value="1">
            <text:p>1</text:p>
          </table:table-cell>
          <table:table-cell table:formula="of:=[.B10]*[.C10]" office:value-type="float" office:value="3600">
            <text:p>3600</text:p>
          </table:table-cell>
          <table:table-cell office:value-type="float" office:value="0.023479293215496">
            <text:p>0,023479293215496000</text:p>
          </table:table-cell>
          <table:table-cell office:value-type="float" office:value="0.993333339691162">
            <text:p>0,993333339691162000</text:p>
          </table:table-cell>
          <table:table-cell office:value-type="string">
            <text:p>[0,023479293215496, 0,9933333396911621]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60">
            <text:p>60</text:p>
          </table:table-cell>
          <table:table-cell table:formula="of:=[.B11]/[.C11]" office:value-type="float" office:value="1">
            <text:p>1</text:p>
          </table:table-cell>
          <table:table-cell table:formula="of:=[.B11]*[.C11]" office:value-type="float" office:value="3600">
            <text:p>3600</text:p>
          </table:table-cell>
          <table:table-cell office:value-type="float" office:value="0.0461773995542899">
            <text:p>0,046177399554289900</text:p>
          </table:table-cell>
          <table:table-cell office:value-type="float" office:value="0.985833340883255">
            <text:p>0,985833340883255000</text:p>
          </table:table-cell>
          <table:table-cell office:value-type="string">
            <text:p>[0,04617739955428988, 0,985833340883255]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60">
            <text:p>60</text:p>
          </table:table-cell>
          <table:table-cell table:formula="of:=[.B12]/[.C12]" office:value-type="float" office:value="1">
            <text:p>1</text:p>
          </table:table-cell>
          <table:table-cell table:formula="of:=[.B12]*[.C12]" office:value-type="float" office:value="3600">
            <text:p>3600</text:p>
          </table:table-cell>
          <table:table-cell table:style-name="ce4" office:value-type="float" office:value="0.0204712379691955">
            <text:p>0,020471237969195500</text:p>
          </table:table-cell>
          <table:table-cell office:value-type="float" office:value="0.995833337306976">
            <text:p>0,995833337306976000</text:p>
          </table:table-cell>
          <table:table-cell office:value-type="string">
            <text:p>[0,020471237969195498, 0,9958333373069763]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table:formula="of:=[.B13]/[.C13]" office:value-type="float" office:value="2.06666666666667">
            <text:p>2,07</text:p>
          </table:table-cell>
          <table:table-cell table:formula="of:=[.B13]*[.C13]" office:value-type="float" office:value="7440">
            <text:p>7440</text:p>
          </table:table-cell>
          <table:table-cell office:value-type="float" office:value="0.0253653168285382">
            <text:p>0,025365316828538200</text:p>
          </table:table-cell>
          <table:table-cell office:value-type="float" office:value="0.992083340883255">
            <text:p>0,992083340883255000</text:p>
          </table:table-cell>
          <table:table-cell table:style-name="ce5" office:value-type="string">
            <text:p>[0,0253653168285382, 0,992083340883255] </text:p>
          </table:table-cell>
          <table:table-cell table:style-name="ce3" table:formula="of:=SUM([.F13:.F22])/10" office:value-type="float" office:value="0.0293240023285216">
            <text:p>0,029324002328521600</text:p>
          </table:table-cell>
          <table:table-cell table:style-name="ce3" table:formula="of:=SUM([.G13:.G22])/10" office:value-type="float" office:value="0.991625005602837">
            <text:p>0,991625005602837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table:formula="of:=[.B14]/[.C14]" office:value-type="float" office:value="2.06666666666667">
            <text:p>2,07</text:p>
          </table:table-cell>
          <table:table-cell table:formula="of:=[.B14]*[.C14]" office:value-type="float" office:value="7440">
            <text:p>7440</text:p>
          </table:table-cell>
          <table:table-cell office:value-type="float" office:value="0.0158164964464959">
            <text:p>0,015816496446495900</text:p>
          </table:table-cell>
          <table:table-cell office:value-type="float" office:value="0.995000001788139">
            <text:p>0,995000001788139000</text:p>
          </table:table-cell>
          <table:table-cell office:value-type="string">
            <text:p>[0,015816496446495874, 0,9950000017881393]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table:formula="of:=[.B15]/[.C15]" office:value-type="float" office:value="2.06666666666667">
            <text:p>2,07</text:p>
          </table:table-cell>
          <table:table-cell table:formula="of:=[.B15]*[.C15]" office:value-type="float" office:value="7440">
            <text:p>7440</text:p>
          </table:table-cell>
          <table:table-cell office:value-type="float" office:value="0.0110959606710821">
            <text:p>0,011095960671082100</text:p>
          </table:table-cell>
          <table:table-cell office:value-type="float" office:value="0.997916668653488">
            <text:p>0,997916668653488000</text:p>
          </table:table-cell>
          <table:table-cell office:value-type="string">
            <text:p>[0,01109596067108214, 0,9979166686534882]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table:formula="of:=[.B16]/[.C16]" office:value-type="float" office:value="2.06666666666667">
            <text:p>2,07</text:p>
          </table:table-cell>
          <table:table-cell table:formula="of:=[.B16]*[.C16]" office:value-type="float" office:value="7440">
            <text:p>7440</text:p>
          </table:table-cell>
          <table:table-cell office:value-type="float" office:value="0.0327461461361963">
            <text:p>0,032746146136196300</text:p>
          </table:table-cell>
          <table:table-cell office:value-type="float" office:value="0.988333335518837">
            <text:p>0,988333335518837000</text:p>
          </table:table-cell>
          <table:table-cell office:value-type="string">
            <text:p>[0,03274614613619633, 0,988333335518837]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table:formula="of:=[.B17]/[.C17]" office:value-type="float" office:value="2.06666666666667">
            <text:p>2,07</text:p>
          </table:table-cell>
          <table:table-cell table:formula="of:=[.B17]*[.C17]" office:value-type="float" office:value="7440">
            <text:p>7440</text:p>
          </table:table-cell>
          <table:table-cell office:value-type="float" office:value="0.041545362060424">
            <text:p>0,041545362060424000</text:p>
          </table:table-cell>
          <table:table-cell office:value-type="float" office:value="0.990000006556511">
            <text:p>0,990000006556511000</text:p>
          </table:table-cell>
          <table:table-cell office:value-type="string">
            <text:p>[0,04154536206042394, 0,9900000065565109]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table:formula="of:=[.B18]/[.C18]" office:value-type="float" office:value="2.06666666666667">
            <text:p>2,07</text:p>
          </table:table-cell>
          <table:table-cell table:formula="of:=[.B18]*[.C18]" office:value-type="float" office:value="7440">
            <text:p>7440</text:p>
          </table:table-cell>
          <table:table-cell office:value-type="float" office:value="0.041545362060424">
            <text:p>0,041545362060424000</text:p>
          </table:table-cell>
          <table:table-cell office:value-type="float" office:value="0.990000006556511">
            <text:p>0,990000006556511000</text:p>
          </table:table-cell>
          <table:table-cell office:value-type="string">
            <text:p>[0,04154536206042394, 0,9900000065565109]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table:formula="of:=[.B19]/[.C19]" office:value-type="float" office:value="2.06666666666667">
            <text:p>2,07</text:p>
          </table:table-cell>
          <table:table-cell table:formula="of:=[.B19]*[.C19]" office:value-type="float" office:value="7440">
            <text:p>7440</text:p>
          </table:table-cell>
          <table:table-cell office:value-type="float" office:value="0.0208455528629202">
            <text:p>0,020845552862920200</text:p>
          </table:table-cell>
          <table:table-cell office:value-type="float" office:value="0.995416671037674">
            <text:p>0,995416671037674000</text:p>
          </table:table-cell>
          <table:table-cell office:value-type="string">
            <text:p>[0,02084555286292016, 0,995416671037674]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table:formula="of:=[.B20]/[.C20]" office:value-type="float" office:value="2.06666666666667">
            <text:p>2,07</text:p>
          </table:table-cell>
          <table:table-cell table:formula="of:=[.B20]*[.C20]" office:value-type="float" office:value="7440">
            <text:p>7440</text:p>
          </table:table-cell>
          <table:table-cell office:value-type="float" office:value="0.0555491857667221">
            <text:p>0,055549185766722100</text:p>
          </table:table-cell>
          <table:table-cell office:value-type="float" office:value="0.983333343267441">
            <text:p>0,983333343267441000</text:p>
          </table:table-cell>
          <table:table-cell office:value-type="string">
            <text:p>[0,055549185766722076, 0,9833333432674408]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table:formula="of:=[.B21]/[.C21]" office:value-type="float" office:value="2.06666666666667">
            <text:p>2,07</text:p>
          </table:table-cell>
          <table:table-cell table:formula="of:=[.B21]*[.C21]" office:value-type="float" office:value="7440">
            <text:p>7440</text:p>
          </table:table-cell>
          <table:table-cell office:value-type="float" office:value="0.0295181413253886">
            <text:p>0,029518141325388600</text:p>
          </table:table-cell>
          <table:table-cell office:value-type="float" office:value="0.991666674613952">
            <text:p>0,991666674613952000</text:p>
          </table:table-cell>
          <table:table-cell office:value-type="string">
            <text:p>[0,029518141325388568, 0,9916666746139526]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table:formula="of:=[.B22]/[.C22]" office:value-type="float" office:value="2.06666666666667">
            <text:p>2,07</text:p>
          </table:table-cell>
          <table:table-cell table:formula="of:=[.B22]*[.C22]" office:value-type="float" office:value="7440">
            <text:p>7440</text:p>
          </table:table-cell>
          <table:table-cell office:value-type="float" office:value="0.0192124991270248">
            <text:p>0,019212499127024800</text:p>
          </table:table-cell>
          <table:table-cell office:value-type="float" office:value="0.992500007152557">
            <text:p>0,992500007152557000</text:p>
          </table:table-cell>
          <table:table-cell office:value-type="string">
            <text:p>[0,019212499127024784, 0,9925000071525574]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[.B23]/[.C23]" office:value-type="float" office:value="1.11111111111111">
            <text:p>1,11</text:p>
          </table:table-cell>
          <table:table-cell table:formula="of:=[.B23]*[.C23]" office:value-type="float" office:value="3240">
            <text:p>3240</text:p>
          </table:table-cell>
          <table:table-cell office:value-type="float" office:value="0.0162124626484001">
            <text:p>0,016212462648400100</text:p>
          </table:table-cell>
          <table:table-cell office:value-type="float" office:value="0.993750005960464">
            <text:p>0,993750005960464000</text:p>
          </table:table-cell>
          <table:table-cell office:value-type="string">
            <text:p>[0,016212462648400105, 0,9937500059604645]</text:p>
          </table:table-cell>
          <table:table-cell table:style-name="ce3" table:formula="of:=SUM([.F23:.F32])/10" office:value-type="float" office:value="0.034908432203265">
            <text:p>0,034908432203265000</text:p>
          </table:table-cell>
          <table:table-cell table:style-name="ce3" table:formula="of:=SUM([.G23:.G32])/10" office:value-type="float" office:value="0.990041672885418">
            <text:p>0,990041672885418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[.B24]/[.C24]" office:value-type="float" office:value="1.11111111111111">
            <text:p>1,11</text:p>
          </table:table-cell>
          <table:table-cell table:formula="of:=[.B24]*[.C24]" office:value-type="float" office:value="3240">
            <text:p>3240</text:p>
          </table:table-cell>
          <table:table-cell office:value-type="float" office:value="0.0677900642971508">
            <text:p>0,067790064297150800</text:p>
          </table:table-cell>
          <table:table-cell office:value-type="float" office:value="0.981250005960464">
            <text:p>0,981250005960464000</text:p>
          </table:table-cell>
          <table:table-cell office:value-type="string">
            <text:p>[0,06779006429715081, 0,9812500059604645]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[.B25]/[.C25]" office:value-type="float" office:value="1.11111111111111">
            <text:p>1,11</text:p>
          </table:table-cell>
          <table:table-cell table:formula="of:=[.B25]*[.C25]" office:value-type="float" office:value="3240">
            <text:p>3240</text:p>
          </table:table-cell>
          <table:table-cell office:value-type="float" office:value="0.00702477764862124">
            <text:p>0,007024777648621240</text:p>
          </table:table-cell>
          <table:table-cell office:value-type="float" office:value="0.997083336114883">
            <text:p>0,997083336114883000</text:p>
          </table:table-cell>
          <table:table-cell office:value-type="string">
            <text:p>[0,007024777648621239, 0,9970833361148834]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[.B26]/[.C26]" office:value-type="float" office:value="1.11111111111111">
            <text:p>1,11</text:p>
          </table:table-cell>
          <table:table-cell table:formula="of:=[.B26]*[.C26]" office:value-type="float" office:value="3240">
            <text:p>3240</text:p>
          </table:table-cell>
          <table:table-cell office:value-type="float" office:value="0.0130164005182451">
            <text:p>0,013016400518245100</text:p>
          </table:table-cell>
          <table:table-cell office:value-type="float" office:value="0.995416671037674">
            <text:p>0,995416671037674000</text:p>
          </table:table-cell>
          <table:table-cell office:value-type="string">
            <text:p>[0,013016400518245064, 0,995416671037674]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[.B27]/[.C27]" office:value-type="float" office:value="1.11111111111111">
            <text:p>1,11</text:p>
          </table:table-cell>
          <table:table-cell table:formula="of:=[.B27]*[.C27]" office:value-type="float" office:value="3240">
            <text:p>3240</text:p>
          </table:table-cell>
          <table:table-cell office:value-type="float" office:value="0.0360034465280478">
            <text:p>0,036003446528047800</text:p>
          </table:table-cell>
          <table:table-cell office:value-type="float" office:value="0.992500007152557">
            <text:p>0,992500007152557000</text:p>
          </table:table-cell>
          <table:table-cell office:value-type="string">
            <text:p>[0,03600344652804779, 0,9925000071525574]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[.B28]/[.C28]" office:value-type="float" office:value="1.11111111111111">
            <text:p>1,11</text:p>
          </table:table-cell>
          <table:table-cell table:formula="of:=[.B28]*[.C28]" office:value-type="float" office:value="3240">
            <text:p>3240</text:p>
          </table:table-cell>
          <table:table-cell office:value-type="float" office:value="0.0486663723597303">
            <text:p>0,048666372359730300</text:p>
          </table:table-cell>
          <table:table-cell office:value-type="float" office:value="0.985416674613953">
            <text:p>0,985416674613953000</text:p>
          </table:table-cell>
          <table:table-cell office:value-type="string">
            <text:p>[0,0486663723597303, 0,9854166746139527]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[.B29]/[.C29]" office:value-type="float" office:value="1.11111111111111">
            <text:p>1,11</text:p>
          </table:table-cell>
          <table:table-cell table:formula="of:=[.B29]*[.C29]" office:value-type="float" office:value="3240">
            <text:p>3240</text:p>
          </table:table-cell>
          <table:table-cell office:value-type="float" office:value="0.0336779114906676">
            <text:p>0,033677911490667600</text:p>
          </table:table-cell>
          <table:table-cell office:value-type="float" office:value="0.987083342671394">
            <text:p>0,987083342671394000</text:p>
          </table:table-cell>
          <table:table-cell office:value-type="string">
            <text:p>[0,03367791149066761, 0,9870833426713943]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[.B30]/[.C30]" office:value-type="float" office:value="1.11111111111111">
            <text:p>1,11</text:p>
          </table:table-cell>
          <table:table-cell table:formula="of:=[.B30]*[.C30]" office:value-type="float" office:value="3240">
            <text:p>3240</text:p>
          </table:table-cell>
          <table:table-cell office:value-type="float" office:value="0.0387964740733878">
            <text:p>0,038796474073387800</text:p>
          </table:table-cell>
          <table:table-cell office:value-type="float" office:value="0.993333339691162">
            <text:p>0,993333339691162000</text:p>
          </table:table-cell>
          <table:table-cell office:value-type="string">
            <text:p>[0,0387964740733878, 0,9933333396911621]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[.B31]/[.C31]" office:value-type="float" office:value="1.11111111111111">
            <text:p>1,11</text:p>
          </table:table-cell>
          <table:table-cell table:formula="of:=[.B31]*[.C31]" office:value-type="float" office:value="3240">
            <text:p>3240</text:p>
          </table:table-cell>
          <table:table-cell office:value-type="float" office:value="0.0322899292892544">
            <text:p>0,032289929289254400</text:p>
          </table:table-cell>
          <table:table-cell office:value-type="float" office:value="0.991250005364418">
            <text:p>0,991250005364418000</text:p>
          </table:table-cell>
          <table:table-cell office:value-type="string">
            <text:p>[0,03228992928925436, 0,991250005364418]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[.B32]/[.C32]" office:value-type="float" office:value="1.11111111111111">
            <text:p>1,11</text:p>
          </table:table-cell>
          <table:table-cell table:formula="of:=[.B32]*[.C32]" office:value-type="float" office:value="3240">
            <text:p>3240</text:p>
          </table:table-cell>
          <table:table-cell office:value-type="float" office:value="0.0556064831791446">
            <text:p>0,055606483179144600</text:p>
          </table:table-cell>
          <table:table-cell office:value-type="float" office:value="0.983333340287208">
            <text:p>0,983333340287208000</text:p>
          </table:table-cell>
          <table:table-cell office:value-type="string">
            <text:p>[0,05560648317914456, 0,9833333402872085]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8" number:min-integer-digits="1"/>
    </number:number-style>
    <number:number-style style:name="N119">
      <number:number number:decimal-places="20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9">29.05.2019</text:date>, <text:time>14:3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8H47M13S</meta:editing-duration>
    <meta:editing-cycles>8</meta:editing-cycles>
    <meta:generator>OpenOffice/4.1.5$Win32 OpenOffice.org_project/415m1$Build-9789</meta:generator>
    <dc:date>2019-05-29T14:38:08.30</dc:date>
    <dc:creator>Pit-Aurel Ehlers</dc:creator>
    <meta:document-statistic meta:table-count="3" meta:cell-count="256" meta:object-count="0"/>
    <meta:user-defined meta:name="Info 1"/>
    <meta:user-defined meta:name="Info 2"/>
    <meta:user-defined meta:name="Info 3"/>
    <meta:user-defined meta:name="Info 4"/>
  </office:meta>
</office:document-meta>
</file>